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04A000049484F1C4C1A.svm"/>
  <manifest:file-entry manifest:media-type="" manifest:full-path="Pictures/2000000700003E8800000DDABF4DD9A2.svm"/>
  <manifest:file-entry manifest:media-type="" manifest:full-path="Pictures/20000007000061FC000023C43CD1B888.svm"/>
  <manifest:file-entry manifest:media-type="" manifest:full-path="Pictures/2000000700002FF600000296DF8087A3.svm"/>
  <manifest:file-entry manifest:media-type="" manifest:full-path="Pictures/20000007000049B200002550D18DBFA4.svm"/>
  <manifest:file-entry manifest:media-type="" manifest:full-path="Pictures/20000007000040E9000008B023D28C08.svm"/>
  <manifest:file-entry manifest:media-type="" manifest:full-path="Pictures/2000000700004786000019A3E558F20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style:font-weight-asian="normal" style:font-weight-complex="normal"/>
    </style:style>
    <style:style style:name="P5" style:family="paragraph" style:parent-style-name="Standard">
      <style:paragraph-properties fo:text-align="justify" style:justify-single-word="false"/>
      <style:text-properties style:font-name="Courier New" fo:font-size="11pt" style:text-underline-style="none" fo:font-weight="normal"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9" style:family="paragraph" style:parent-style-name="Preformatted_20_Text">
      <style:paragraph-properties fo:margin-top="0cm" fo:margin-bottom="0.499cm" fo:line-height="125%" fo:background-color="#1c1c1c">
        <style:background-image/>
      </style:paragraph-properties>
      <style:text-properties fo:color="#ffffff"/>
    </style:style>
    <style:style style:name="P10" style:family="paragraph" style:parent-style-name="Preformatted_20_Text">
      <style:paragraph-properties fo:margin-top="0cm" fo:margin-bottom="0.499cm" fo:line-height="125%" fo:background-color="#1c1c1c">
        <style:background-image/>
      </style:paragraph-properties>
    </style:style>
    <style:style style:name="P11" style:family="paragraph" style:parent-style-name="Preformatted_20_Text">
      <style:paragraph-properties fo:line-height="125%" fo:background-color="#1c1c1c">
        <style:background-image/>
      </style:paragraph-properties>
    </style:style>
    <style:style style:name="P12" style:family="paragraph" style:parent-style-name="Preformatted_20_Text">
      <style:paragraph-properties fo:line-height="125%" fo:background-color="#1c1c1c">
        <style:background-image/>
      </style:paragraph-properties>
      <style:text-properties fo:color="#ffffff"/>
    </style:style>
    <style:style style:name="P13" style:family="paragraph" style:parent-style-name="Preformatted_20_Text">
      <style:paragraph-properties fo:text-align="justify" style:justify-single-word="false" fo:background-color="#1c1c1c">
        <style:background-image/>
      </style:paragraph-properties>
      <style:text-properties fo:color="#ffffff" fo:font-style="normal" style:text-underline-style="none" fo:font-weight="normal" style:font-style-asian="normal" style:font-weight-asian="normal" style:font-style-complex="normal" style:font-weight-complex="normal"/>
    </style:style>
    <style:style style:name="P14" style:family="paragraph" style:parent-style-name="Preformatted_20_Text">
      <style:paragraph-properties fo:text-align="justify" style:justify-single-word="false" fo:background-color="#1c1c1c">
        <style:background-image/>
      </style:paragraph-properties>
      <style:text-properties style:text-underline-style="none" fo:font-weight="normal" style:font-weight-asian="normal" style:font-weight-complex="normal"/>
    </style:style>
    <style:style style:name="P15" style:family="paragraph" style:parent-style-name="Preformatted_20_Text">
      <style:paragraph-properties fo:line-height="125%" fo:text-align="justify" style:justify-single-word="false" fo:background-color="#1c1c1c">
        <style:background-image/>
      </style:paragraph-properties>
      <style:text-properties style:text-underline-style="none" fo:font-weight="normal" style:font-weight-asian="normal" style:font-weight-complex="normal"/>
    </style:style>
    <style:style style:name="P16" style:family="paragraph" style:parent-style-name="Preformatted_20_Text">
      <style:paragraph-properties fo:text-align="justify" style:justify-single-word="false" fo:background-color="#1c1c1c">
        <style:background-image/>
      </style:paragraph-properties>
      <style:text-properties fo:font-style="normal" style:text-underline-style="none" fo:font-weight="normal" style:font-style-asian="normal" style:font-weight-asian="normal" style:font-style-complex="normal" style:font-weight-complex="normal"/>
    </style:style>
    <style:style style:name="P17" style:family="paragraph" style:parent-style-name="Preformatted_20_Text">
      <style:paragraph-properties fo:line-height="125%" fo:background-color="#1c1c1c">
        <style:background-image/>
      </style:paragraph-properties>
      <style:text-properties fo:color="#008800" fo:font-style="italic" fo:background-color="#0f140f"/>
    </style:style>
    <style:style style:name="P18" style:family="paragraph" style:parent-style-name="Standard" style:list-style-name="L1">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19" style:family="paragraph" style:parent-style-name="Standard" style:list-style-name="L2">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20" style:family="paragraph" style:parent-style-name="Standard" style:list-style-name="L3">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21" style:family="paragraph" style:parent-style-name="Standard" style:list-style-name="L7">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22" style:family="paragraph" style:parent-style-name="Standard" style:list-style-name="L4">
      <style:paragraph-properties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3" style:family="paragraph" style:parent-style-name="Standard" style:list-style-name="L5">
      <style:paragraph-properties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5" style:family="paragraph" style:parent-style-name="Standard" style:list-style-name="L6">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fo:color="#ffffff"/>
    </style:style>
    <style:style style:name="T3" style:family="text">
      <style:text-properties fo:color="#ffffff" fo:font-size="9pt" style:font-size-asian="9pt" style:font-size-complex="9pt"/>
    </style:style>
    <style:style style:name="T4" style:family="text">
      <style:text-properties fo:color="#0086d2"/>
    </style:style>
    <style:style style:name="T5" style:family="text">
      <style:text-properties fo:color="#0086d2" fo:font-size="9pt" style:font-size-asian="9pt" style:font-size-complex="9pt"/>
    </style:style>
    <style:style style:name="T6" style:family="text">
      <style:text-properties fo:color="#fb660a" fo:font-weight="bold"/>
    </style:style>
    <style:style style:name="T7" style:family="text">
      <style:text-properties fo:font-weight="bold" style:font-weight-asian="bold" style:font-weight-complex="bold"/>
    </style:style>
    <style:style style:name="T8" style:family="text">
      <style:text-properties style:font-name="Courier New" fo:font-size="11pt" style:font-size-asian="11pt" style:font-size-complex="11pt"/>
    </style:style>
    <style:style style:name="T9" style:family="text">
      <style:text-properties style:text-underline-style="none"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color="#0086f7" fo:font-weight="bold"/>
    </style:style>
    <style:style style:name="T14" style:family="text">
      <style:text-properties fo:color="#008800" fo:font-style="italic" fo:background-color="#0f140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ueJS – frontend</text:p>
      <text:p text:style-name="P2">Tutoriel</text:p>
      <text:p text:style-name="P2"/>
      <text:p text:style-name="P3">VueJS est un framework Javascript permettant de simplifier le développement d'interfaces dynamiques, fonctionnant avec HTML / CSS.</text:p>
      <text:p text:style-name="P3"/>
      <text:list xml:id="list7886160797727276707" text:style-name="L1">
        <text:list-item>
          <text:p text:style-name="P18">Premiers pas</text:p>
        </text:list-item>
      </text:list>
      <text:p text:style-name="P4"/>
      <text:p text:style-name="P4">VueJS doit d'abord s'intégrer dans un document HTML (à peu près n'importe lequel). Il existe plusieurs manières d'intégrer VueJS dans nos fichiers HTML, ceux-ci sont détaillés dans la documentation :</text:p>
      <text:p text:style-name="P4"><text:a xlink:type="simple" xlink:href="https://vuejs.org/v2/guide/installation.html" text:style-name="Internet_20_link" text:visited-style-name="Visited_20_Internet_20_Link">https://vuejs.org/v2/guide/installation.html</text:a></text:p>
      <text:p text:style-name="P4"/>
      <text:p text:style-name="P4">Nous allons simplement l'intégrer ici à notre page HTML via un CDN :</text:p>
      <text:p text:style-name="P4"/>
      <text:p text:style-name="P14"><text:span text:style-name="T2">&lt;!DOCTYPE</text:span> <text:span text:style-name="T2">html&gt;</text:span></text:p>
      <text:p text:style-name="P11"><text:span text:style-name="T2">&lt;html</text:span> <text:span text:style-name="T2">lang=</text:span><text:span text:style-name="T4">"en"</text:span><text:span text:style-name="T2">&gt;</text:span></text:p>
      <text:p text:style-name="P12">&lt;head&gt;</text:p>
      <text:p text:style-name="P11"><text:s text:c="4"/><text:span text:style-name="T2">&lt;meta</text:span> <text:span text:style-name="T2">charset=</text:span><text:span text:style-name="T4">"UTF-8"</text:span><text:span text:style-name="T2">&gt;</text:span></text:p>
      <text:p text:style-name="P11"><text:s text:c="4"/><text:span text:style-name="T2">&lt;meta</text:span> <text:span text:style-name="T2">name=</text:span><text:span text:style-name="T4">"Vueport"</text:span> <text:span text:style-name="T2">content=</text:span><text:span text:style-name="T4">"width=device-width, initial-scale=1.0"</text:span><text:span text:style-name="T2">&gt;</text:span></text:p>
      <text:p text:style-name="P11"><text:s text:c="4"/><text:span text:style-name="T2">&lt;title&gt;Ma</text:span> <text:span text:style-name="T2">superbe</text:span> <text:span text:style-name="T6">interface</text:span><text:span text:style-name="T2">&lt;/title&gt;</text:span></text:p>
      <text:p text:style-name="P11"><text:s text:c="4"/><text:span text:style-name="T2">&lt;script</text:span> <text:span text:style-name="T2">src=</text:span><text:span text:style-name="T4">"https://cdn.jsdelivr.net/npm/vue@2.6.14/dist/vue.js"</text:span><text:span text:style-name="T2">&gt;&lt;/script&gt;</text:span></text:p>
      <text:p text:style-name="P11"><text:s text:c="4"/><text:span text:style-name="T2">&lt;link </text:span><text:span text:style-name="T3">href=</text:span><text:span text:style-name="T5">"https://cdn.jsdelivr.net/npm/bootstrap@5.0.2/dist/css/bootstrap.min.css"</text:span></text:p>
      <text:p text:style-name="P11"/>
      <text:p text:style-name="P12">&lt;/head&gt;</text:p>
      <text:p text:style-name="P12">&lt;body&gt;</text:p>
      <text:p text:style-name="P11"><text:s text:c="4"/><text:span text:style-name="T2">&lt;div</text:span> <text:span text:style-name="T2">id=</text:span><text:span text:style-name="T4">"app"</text:span><text:span text:style-name="T2">&gt;</text:span></text:p>
      <text:p text:style-name="P11"/>
      <text:p text:style-name="P11"><text:s text:c="4"/><text:span text:style-name="T2">&lt;/div&gt;</text:span></text:p>
      <text:p text:style-name="P11"><text:s text:c="4"/></text:p>
      <text:p text:style-name="P11"/>
      <text:p text:style-name="P11"><text:s text:c="4"/><text:span text:style-name="T2">&lt;script&gt;</text:span></text:p>
      <text:p text:style-name="P11"><text:s text:c="8"/><text:span text:style-name="T6">var</text:span> <text:span text:style-name="T2">app</text:span> <text:span text:style-name="T2">=</text:span> <text:span text:style-name="T6">new</text:span> <text:span text:style-name="T2">Vue({</text:span></text:p>
      <text:p text:style-name="P11"><text:s text:c="12"/><text:span text:style-name="T2">el:</text:span> <text:span text:style-name="T4">"#app"</text:span></text:p>
      <text:p text:style-name="P11"><text:s text:c="8"/><text:span text:style-name="T2">})</text:span></text:p>
      <text:p text:style-name="P11"><text:s text:c="4"/><text:span text:style-name="T2">&lt;/script&gt;</text:span></text:p>
      <text:p text:style-name="P12">&lt;/body&gt;</text:p>
      <text:p text:style-name="P9">&lt;/html&gt;</text:p>
      <text:p text:style-name="P4">On voit d'abord qu'on a intégré vue.js à notre page HTML, via le CDN présent sur la page de documentation VueJS. Notons qu'on a également intégré bootstrap (uniquement le CSS), simplement pour rendre les choses un peu plus jolies (depuis stackpath).</text:p>
      <text:p text:style-name="P4"/>
      <text:p text:style-name="P4">Pour utiliser VueJS, il faut définir une balise HTML (en général une div), au sein de laquelle seront présentes nos vues.</text:p>
      <text:p text:style-name="P4"/>
      <text:p text:style-name="P4">Pour initialiser VueJS, on utilise la balise script du bas de la page. On crée simplement un nouvel objet Vue, en lui indiquant en paramètre la balise qui va nous permettre de travailler avec le Framework.</text:p>
      <text:p text:style-name="P4"/>
      <text:p text:style-name="P4">Comment gérer les données de VueJS ? On va placer toutes les données dont nous auront besoin pour notre application Vue dans une autre propriété de notre objet général Vue. On appelle en <text:soft-page-break/>général les données de notre application l'état (state) de l'application.</text:p>
      <text:p text:style-name="P4"/>
      <text:p text:style-name="P4">Un petit exemple très simple de la déclaration d'une donnée Vue, et de son affichage sur notre application (<text:span text:style-name="T7">rendu déclaratif</text:span>) :</text:p>
      <text:p text:style-name="P4"/>
      <text:p text:style-name="P4"/>
      <text:p text:style-name="P11"><text:s text:c="4"/><text:span text:style-name="T2">&lt;div</text:span> <text:span text:style-name="T2">id=</text:span><text:span text:style-name="T4">"app"</text:span><text:span text:style-name="T2">&gt;</text:span></text:p>
      <text:p text:style-name="P11"><text:tab/>{{ user }}</text:p>
      <text:p text:style-name="P11"><text:s text:c="4"/><text:span text:style-name="T2">&lt;/div&gt;</text:span></text:p>
      <text:p text:style-name="P11"/>
      <text:p text:style-name="P11"><text:s/><text:span text:style-name="T2">&lt;script&gt;</text:span></text:p>
      <text:p text:style-name="P11"><text:s text:c="8"/><text:span text:style-name="T6">var</text:span> <text:span text:style-name="T2">app</text:span> <text:span text:style-name="T2">=</text:span> <text:span text:style-name="T6">new</text:span> <text:span text:style-name="T2">Vue({</text:span></text:p>
      <text:p text:style-name="P11"><text:s text:c="12"/><text:span text:style-name="T2">el:</text:span> <text:span text:style-name="T4">"#app"</text:span><text:span text:style-name="T2">,</text:span></text:p>
      <text:p text:style-name="P11"><text:span text:style-name="T4"><text:tab/><text:tab/></text:span><text:span text:style-name="T2">data: {</text:span></text:p>
      <text:p text:style-name="P11"><text:span text:style-name="T2"><text:tab/><text:tab/><text:tab/>user: </text:span><text:span text:style-name="T4">"Quentin"</text:span></text:p>
      <text:p text:style-name="P12"><text:tab/><text:tab/>}</text:p>
      <text:p text:style-name="P11"><text:s text:c="8"/><text:span text:style-name="T2">})</text:span></text:p>
      <text:p text:style-name="P15"><text:s text:c="4"/><text:span text:style-name="T2">&lt;/script&gt;</text:span></text:p>
      <text:p text:style-name="P4"/>
      <text:p text:style-name="P4">En ouvrant la page HTML, on voit bien le mot <text:span text:style-name="T8">Quentin</text:span> s'afficher. Et il est intéressant de remarquer (c'est tout l'intérêt de Vue et des autres frameworks de ce type), que si on change la variable, alors la page HTML se met à jour sans avoir besoin de la recharger. Par exemple, si on ouvre la console Javascript de la page, et qu'on entre :</text:p>
      <text:p text:style-name="P4"/>
      <text:p text:style-name="P5">app.user = "John"</text:p>
      <text:p text:style-name="P4"/>
      <text:p text:style-name="P4">Le mot affiché sur la page change instantanément, sans actualisation.</text:p>
      <text:p text:style-name="P4"/>
      <text:list xml:id="list1464141000295824057" text:style-name="L2">
        <text:list-item>
          <text:p text:style-name="P19">Les directives</text:p>
        </text:list-item>
      </text:list>
      <text:p text:style-name="P4"/>
      <text:p text:style-name="P4">Comment maintenant changer nos variables en fonction des inputs utilisateurs etc... au lieu de coder ça en dur comme nous l'avons fait ci-dessus ? Il va s'agir de faire du <text:span text:style-name="T7">data-binding</text:span>, à l'aide des <text:span text:style-name="T7">directives </text:span>de VueJS.</text:p>
      <text:p text:style-name="P4"/>
      <text:p text:style-name="P4"><draw:frame draw:style-name="fr1" draw:name="images1" text:anchor-type="paragraph" svg:width="16.999cm" svg:height="8.604cm" draw:z-index="0"><draw:image xlink:href="Pictures/20000007000049B200002550D18DBFA4.svm" xlink:type="simple" xlink:show="embed" xlink:actuate="onLoad"/></draw:frame></text:p>
      <text:p text:style-name="P4"><text:soft-page-break/></text:p>
      <text:p text:style-name="P4">Un exemple d'une de ces directives est présenté ci-dessus. La directive <text:span text:style-name="T7">v-model</text:span> permet d'effectuer une liaison bidirectionnelle entre une variable et une donnée d'un champ de formulaire. Ainsi, la variable et la valeur du champ sont synchronisées : lorsque l'une change, l'autre aussi.</text:p>
      <text:p text:style-name="P4"/>
      <text:p text:style-name="P4">Dans l'exemple du screenshot, on peut donc modifier en temps réel le nom affiché sur la page.</text:p>
      <text:p text:style-name="P4"/>
      <text:p text:style-name="P4">Une autre directive utile est la directive <text:span text:style-name="T7">v-for</text:span>, utile lorsqu'on doit énumérer des listes. On commence par définir, dans <text:span text:style-name="T7">data</text:span>, la variable <text:span text:style-name="T7">produits</text:span> :</text:p>
      <text:p text:style-name="P4"/>
      <text:p text:style-name="P5">data: {</text:p>
      <text:p text:style-name="P5"><text:tab/>user: "Quentin",</text:p>
      <text:p text:style-name="P5"><text:tab/>produits: ["Pizza", "Hamburger", "Cheeseburger", "Tacos"]</text:p>
      <text:p text:style-name="P5">}</text:p>
      <text:p text:style-name="P4"/>
      <text:p text:style-name="P4">Puis on utilise notre directive <text:span text:style-name="T7">v-for</text:span> de la façon suivante :</text:p>
      <text:p text:style-name="P4"/>
      <text:p text:style-name="P4"><draw:frame draw:style-name="fr2" draw:name="images3" text:anchor-type="paragraph" svg:width="16.999cm" svg:height="6.092cm" draw:z-index="2"><draw:image xlink:href="Pictures/2000000700004786000019A3E558F200.svm" xlink:type="simple" xlink:show="embed" xlink:actuate="onLoad"/></draw:frame></text:p>
      <text:p text:style-name="P4">On voit ici qu'on a ajouté une autre div "row" (une autre ligne donc). Dans celle-ci, on a une div de type colonne. Cependant, elle possède en attribut la directive <text:span text:style-name="T7">v-for</text:span> : pour chaque élément de la variable <text:span text:style-name="T7">produits </text:span>(ce qui ne fait donc sens que si "produits" est un tableau), VueJS va stocker l'élément dans la variable <text:span text:style-name="T7">produit</text:span>, et répéter l'élément qui possède la directive <text:span text:style-name="T7">v-for</text:span> en attribut.</text:p>
      <text:p text:style-name="P4"/>
      <text:p text:style-name="P4">Dans notre cas donc, on va répéter 4 fois la colonne, avec le paragraphe à l'intérieur, affichant les éléments individuels du tableau <text:span text:style-name="T7">produits</text:span> :</text:p>
      <text:p text:style-name="P4"/>
      <text:p text:style-name="P4"><draw:frame draw:style-name="fr1" draw:name="images2" text:anchor-type="paragraph" svg:width="16.999cm" svg:height="6.204cm" draw:z-index="1"><draw:image xlink:href="Pictures/20000007000061FC000023C43CD1B888.svm" xlink:type="simple" xlink:show="embed" xlink:actuate="onLoad"/></draw:frame></text:p>
      <text:p text:style-name="P4"><text:soft-page-break/></text:p>
      <text:p text:style-name="P4">Imaginons maintenant qu'on veuille implémenter un petit système de panier / commandes. Par exemple, on veut qu'en cliquant sur un produit ci-dessous, ce produit se retrouve dans une variable listant nos produits.</text:p>
      <text:p text:style-name="P4"/>
      <text:p text:style-name="P4">Commençons par créer une variable représentant nos commandes, une liste au départ vide :</text:p>
      <text:p text:style-name="P4"/>
      <text:p text:style-name="P5">data: {</text:p>
      <text:p text:style-name="P5"><text:tab/>user: "Quentin",</text:p>
      <text:p text:style-name="P5"><text:tab/>produits: ["Pizza", "Hamburger", "Cheeseburger", "Tacos"],</text:p>
      <text:p text:style-name="P5"><text:tab/>commandes: []</text:p>
      <text:p text:style-name="P5">}</text:p>
      <text:p text:style-name="P4"/>
      <text:p text:style-name="P4">Pour la suite, il va falloir intégrer un autre élément dans notre objet <text:span text:style-name="T7">Vue</text:span> : <text:span text:style-name="T7">methods</text:span>. Il va s'agir d'une propriété qui contiendra toutes les fonctions de notre instance VueJS. Par exemple, si l'on veut définir la fonction "commander" :</text:p>
      <text:p text:style-name="P4"/>
      <text:p text:style-name="P5">methods: {</text:p>
      <text:p text:style-name="P5"><text:tab/>commander: function(produit) {</text:p>
      <text:p text:style-name="P5"><text:tab/><text:tab/>this.commandes.push(produit);</text:p>
      <text:p text:style-name="P5"><text:tab/><text:tab/>console.log(this.commandes);</text:p>
      <text:p text:style-name="P5"><text:tab/>}</text:p>
      <text:p text:style-name="P5">}</text:p>
      <text:p text:style-name="P4"/>
      <text:p text:style-name="P4">On voit que la fonction prend en paramètre un produit (qui sera une chaîne de caractères), l'ajoute au tableau de nos commandes, et affiche dans la console nos commandes.</text:p>
      <text:p text:style-name="P4">Occupons-nous des boutons à impémenter pour qu'on puisse cliquer sur nos produits. Pour cela, on adopte la syntaxe suivante :</text:p>
      <text:p text:style-name="P4"/>
      <text:p text:style-name="P4"><draw:frame draw:style-name="fr3" draw:name="images4" text:anchor-type="paragraph" svg:width="16.007cm" svg:height="3.545cm" draw:z-index="3"><draw:image xlink:href="Pictures/2000000700003E8800000DDABF4DD9A2.svm" xlink:type="simple" xlink:show="embed" xlink:actuate="onLoad"/></draw:frame></text:p>
      <text:p text:style-name="P4">On voit qu'on a simplement intégrer une nouvelle directive :</text:p>
      <text:p text:style-name="P4"><text:s/><text:span text:style-name="T7">v-on:&lt;event name&gt;</text:span>="&lt;<text:span text:style-name="T7">function name&gt;</text:span>"</text:p>
      <text:p text:style-name="P4"/>
      <text:p text:style-name="P4">Qui permet d'exécuter une fonction Vue lorsque l'événement Javascript se produit. Ici, lorsqu'on clique sur le bouton "Commander" en dessous des produits, la fonction "commander()" est exécutée. On passe également à cette fonction le nom du produit concerné (de notre colonne actuelle). La fonction l'ajoute ensuite correctement aux commandes.</text:p>
      <text:p text:style-name="P4"/>
      <text:p text:style-name="P4">On aimerait afficher maintenant nos commandes. On le fait de manière assez similaire à l'affichage des produits, mais cela nous permet d'introduire la directive <text:span text:style-name="T7">v-if</text:span> :</text:p>
      <text:p text:style-name="P4"/>
      <text:p text:style-name="P4"><draw:frame draw:style-name="fr3" draw:name="images5" text:anchor-type="paragraph" svg:width="16.618cm" svg:height="2.224cm" draw:z-index="4"><draw:image xlink:href="Pictures/20000007000040E9000008B023D28C08.svm" xlink:type="simple" xlink:show="embed" xlink:actuate="onLoad"/></draw:frame></text:p>
      <text:p text:style-name="P4"><text:soft-page-break/>On voit ici que l'affichage en liste des éléments de "commandes" se fait comme avant avec la directive <text:span text:style-name="T7">v-for</text:span>. On affiche un titre pour les produits commandés : cependant, on ne veut pas afficher ce titre si aucun produit n'a encore été commandé. C'est pourquoi on utilise ici <text:span text:style-name="T7">v-if</text:span>, qui permet de n'afficher un élément HTML que si la condition de la directive est remplie.</text:p>
      <text:p text:style-name="P4"/>
      <text:p text:style-name="P4">VueJS nous permet également de modifier, à partir de variables / fonctions, des attributs d'éléments HTML. Par exemple, définissons la variable <text:span text:style-name="T7">affichage</text:span> :</text:p>
      <text:p text:style-name="P4"/>
      <text:p text:style-name="P5">data: {</text:p>
      <text:p text:style-name="P5"><text:tab/>[...]</text:p>
      <text:p text:style-name="P5"><text:tab/>affichage: "display-5"</text:p>
      <text:p text:style-name="P5">}</text:p>
      <text:p text:style-name="P4"/>
      <text:p text:style-name="P4">Je peux ensuite utiliser cette variable pour définir des attributs HTML, en utilisant la directive <text:span text:style-name="T7">v-bind</text:span> :</text:p>
      <text:p text:style-name="P4"/>
      <text:p text:style-name="P4"><draw:frame draw:style-name="fr3" draw:name="images6" text:anchor-type="paragraph" svg:width="12.278cm" svg:height="0.661cm" draw:z-index="5"><draw:image xlink:href="Pictures/2000000700002FF600000296DF8087A3.svm" xlink:type="simple" xlink:show="embed" xlink:actuate="onLoad"/></draw:frame></text:p>
      <text:p text:style-name="P4"/>
      <text:list xml:id="list1946757645367235025" text:style-name="L3">
        <text:list-item>
          <text:p text:style-name="P20">Les composants</text:p>
        </text:list-item>
      </text:list>
      <text:p text:style-name="P4"/>
      <text:p text:style-name="P4">Les composants vont nous permettre de définir des patterns d'affichage par le biais de balises HTML personnalisées.</text:p>
      <text:p text:style-name="P4"/>
      <text:p text:style-name="P4">Un composant n'appartient pas à l'objet <text:span text:style-name="T7">Vue</text:span> qu'on a créé : on va le définir dans la même balise script, mais juste au-dessus, car on peut utiliser nos composants dans chaque instances de Vue de notre application.</text:p>
      <text:p text:style-name="P4"/>
      <text:p text:style-name="P4">Prenons l'exemple suivant d'un composant '<text:span text:style-name="T7">fiche-produit</text:span>', remplaçant l'affichage de nos produits et de leurs boutons "Commander" :</text:p>
      <text:p text:style-name="P4"/>
      <text:p text:style-name="P14"><text:span text:style-name="T2">&lt;h1</text:span> <text:span text:style-name="T2">v-bind:</text:span><text:span text:style-name="T6">class</text:span><text:span text:style-name="T2">=</text:span><text:span text:style-name="T4">"affichage"</text:span><text:span text:style-name="T2">&gt;PRODUITS</text:span> <text:span text:style-name="T2">DISPONIBLES&lt;/h1&gt;</text:span></text:p>
      <text:p text:style-name="P11"><text:s text:c="12"/><text:span text:style-name="T2">&lt;div</text:span> <text:span text:style-name="T6">class</text:span><text:span text:style-name="T2">=</text:span><text:span text:style-name="T4">"row"</text:span><text:span text:style-name="T2">&gt;</text:span></text:p>
      <text:p text:style-name="P11"><text:s text:c="16"/><text:span text:style-name="T2">&lt;fiche-produit</text:span> <text:span text:style-name="T2">v-</text:span><text:span text:style-name="T6">for</text:span><text:span text:style-name="T2">=</text:span><text:span text:style-name="T4">"produit in produits"</text:span> <text:span text:style-name="T2">v-bind:nom=</text:span><text:span text:style-name="T4">"produit"</text:span> <text:span text:style-name="T2">v-on:commande-passee=</text:span><text:span text:style-name="T4">"commander"</text:span><text:span text:style-name="T2">&gt;&lt;/fiche-produit&gt;</text:span></text:p>
      <text:p text:style-name="P11"><text:s text:c="20"/></text:p>
      <text:p text:style-name="P10"><text:s text:c="12"/><text:span text:style-name="T2">&lt;/div&gt;</text:span></text:p>
      <text:p text:style-name="P4">[...]</text:p>
      <text:p text:style-name="P4"/>
      <text:p text:style-name="P14"><text:s text:c="8"/><text:span text:style-name="T2">Vue.component(</text:span><text:span text:style-name="T4">'fiche-produit'</text:span><text:span text:style-name="T2">,</text:span> <text:span text:style-name="T2">{</text:span></text:p>
      <text:p text:style-name="P11"><text:s text:c="12"/><text:span text:style-name="T2">template:</text:span> <text:span text:style-name="T2">`</text:span></text:p>
      <text:p text:style-name="P11"><text:s text:c="12"/><text:span text:style-name="T2">&lt;div</text:span> <text:span text:style-name="T6">class</text:span><text:span text:style-name="T2">=</text:span><text:span text:style-name="T4">"col-3"</text:span><text:span text:style-name="T2">&gt;</text:span></text:p>
      <text:p text:style-name="P11"><text:s text:c="16"/><text:span text:style-name="T2">&lt;p</text:span> <text:span text:style-name="T6">class</text:span><text:span text:style-name="T2">=</text:span><text:span text:style-name="T4">"jumbotron"</text:span><text:span text:style-name="T2">&gt;</text:span> <text:span text:style-name="T2">{{</text:span> <text:span text:style-name="T2">nom</text:span> <text:span text:style-name="T2">}}</text:span> <text:span text:style-name="T2">&lt;br&gt;</text:span></text:p>
      <text:p text:style-name="P11"><text:s text:c="16"/><text:span text:style-name="T2">&lt;button</text:span> <text:span text:style-name="T2">v-on:click=</text:span><text:span text:style-name="T4">"passer_commande(nom)"</text:span><text:span text:style-name="T2">&gt;Commander&lt;/button&gt; &lt;/p&gt;</text:span></text:p>
      <text:p text:style-name="P11"><text:s text:c="12"/><text:span text:style-name="T2">&lt;/div&gt;</text:span></text:p>
      <text:p text:style-name="P11"><text:s text:c="12"/><text:span text:style-name="T2">`,</text:span></text:p>
      <text:p text:style-name="P11"><text:s text:c="12"/><text:span text:style-name="T2">props:</text:span> <text:span text:style-name="T2">[</text:span><text:span text:style-name="T4">'nom'</text:span><text:span text:style-name="T2">],</text:span></text:p>
      <text:p text:style-name="P11"><text:s text:c="12"/><text:span text:style-name="T2">methods:</text:span> <text:span text:style-name="T2">{</text:span></text:p>
      <text:p text:style-name="P11"><text:s text:c="16"/><text:span text:style-name="T2">passer_commande:</text:span> <text:span text:style-name="T6">function</text:span><text:span text:style-name="T2">(produit)</text:span> <text:span text:style-name="T2">{</text:span></text:p>
      <text:p text:style-name="P11"><text:s text:c="20"/><text:span text:style-name="T6">this</text:span><text:span text:style-name="T2">.$emit(</text:span><text:span text:style-name="T4">'commande-passee'</text:span><text:span text:style-name="T2">,</text:span> <text:span text:style-name="T2">produit);</text:span></text:p>
      <text:p text:style-name="P11"><text:soft-page-break/><text:s text:c="16"/><text:span text:style-name="T2">}</text:span></text:p>
      <text:p text:style-name="P11"><text:s text:c="12"/><text:span text:style-name="T2">}</text:span></text:p>
      <text:p text:style-name="P11"><text:s text:c="8"/><text:span text:style-name="T2">})</text:span></text:p>
      <text:p text:style-name="P11"/>
      <text:p text:style-name="P11"/>
      <text:p text:style-name="P10"><text:s text:c="8"/><text:span text:style-name="T6">var</text:span> <text:span text:style-name="T2">app</text:span> <text:span text:style-name="T2">=</text:span> <text:span text:style-name="T6">new</text:span> <text:span text:style-name="T2">Vue({ </text:span><text:span text:style-name="T9">[...]</text:span></text:p>
      <text:p text:style-name="P4">On voit d'abord qu'on a créé un objet Vue.component, notre composant donc, qu'on a appelé "fiche-produit".</text:p>
      <text:p text:style-name="P4"/>
      <text:p text:style-name="P4">Il sera désormais disponible sous la forme de balises HTML personnalisées, <text:span text:style-name="T8">&lt;ficher-produit&gt;&lt;/fiche-produit&gt;</text:span>.</text:p>
      <text:p text:style-name="P4"/>
      <text:p text:style-name="P4">La propriété "<text:span text:style-name="T7">template</text:span>" d'un composant représente le code HTML qui remplacera nos balises personnalisées. On le met entre <text:span text:style-name="T10">backticks</text:span><text:span text:style-name="T11"> afin de pouvoir l'écrire sur plusieurs lignes.</text:span></text:p>
      <text:p text:style-name="P7"/>
      <text:p text:style-name="P7">Le truc, c'est qu'un composant opère en dehors des instances Vue particulières (puisqu'il est disponible pour n'importe quelle instance). C'est pourquoi on ne peut pas utiliser les variables et les méthodes de l'instance Vue.</text:p>
      <text:p text:style-name="P7"/>
      <text:p text:style-name="P7">Or, on en aurait besoin ici. C'est pourquoi :</text:p>
      <text:p text:style-name="P4"><text:span text:style-name="T11">&gt; On définit une propriété </text:span><text:span text:style-name="T12">props </text:span><text:span text:style-name="T11">(properties) qui va contenir les propriétés de notre component. Ici, on lui définit une propriété "</text:span><text:span text:style-name="T12">nom</text:span><text:span text:style-name="T11">". Lorsqu'on appelle nos balises personnalisées, on utilise la directive </text:span><text:span text:style-name="T12">v-bind</text:span><text:span text:style-name="T11"> afin de définir la propriété "nom" de notre template (les propriétés du template équivalent aux attributs HTML de la balise personnalisée) comme la variable "</text:span><text:span text:style-name="T12">produit</text:span><text:span text:style-name="T11">".</text:span></text:p>
      <text:p text:style-name="P7"/>
      <text:p text:style-name="P7">&gt; On définit dans notre composant des méthodes. L'idée est qu'on souhaiterait que lorsque le client appuis sur le bouton "Commander", avoir un appel à la fonction "commander" de notre instance Vue. Cependant on est en dehors, on ne peut donc pas.</text:p>
      <text:p text:style-name="P4"><text:span text:style-name="T11">C'est pourquoi on définit une méthode "passer-commande"qui </text:span><text:span text:style-name="T12">émet un signal</text:span><text:span text:style-name="T11"> 'commande-passee'. Dans l'implémentation de notre Vue (div "app"), on indique que lorsque le composant émet un tel signal, l'instance de Vue doit appeler la fonction "commander" (cette fonction prendra le paramètre du signal émit, ici une chaîne de caractère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4935293246227520359" text:style-name="L4">
        <text:list-item>
          <text:p text:style-name="P22"><text:soft-page-break/>Construire une API en frontend</text:p>
        </text:list-item>
      </text:list>
      <text:p text:style-name="P8"/>
      <text:p text:style-name="P7">VueJS, de base, n'a pas de client HTTP nous permettant d'envoyer / recevoir des requêtes. On utilise donc souvent Axios, qui est précisément un client HTTP. On récupère son CDN via le Github d'Axios :</text:p>
      <text:p text:style-name="P4"><text:a xlink:type="simple" xlink:href="https://github.com/axios/axios" text:style-name="Internet_20_link" text:visited-style-name="Visited_20_Internet_20_Link"><text:span text:style-name="T11">https://github.com/axios/axios</text:span></text:a></text:p>
      <text:p text:style-name="P7"/>
      <text:p text:style-name="P7">En utilisant Axios, une API vraiment basique pourrait ressembler à ça :</text:p>
      <text:p text:style-name="P7"/>
      <text:p text:style-name="P16"><text:span text:style-name="T2">&lt;!DOCTYPE</text:span> <text:span text:style-name="T2">html&gt;</text:span></text:p>
      <text:p text:style-name="P11"><text:span text:style-name="T2">&lt;html</text:span> <text:span text:style-name="T2">lang=</text:span><text:span text:style-name="T4">"en"</text:span><text:span text:style-name="T2">&gt;</text:span></text:p>
      <text:p text:style-name="P12">&lt;head&gt;</text:p>
      <text:p text:style-name="P11"><text:s text:c="4"/><text:span text:style-name="T2">&lt;meta</text:span> <text:span text:style-name="T2">charset=</text:span><text:span text:style-name="T4">"UTF-8"</text:span><text:span text:style-name="T2">&gt;</text:span></text:p>
      <text:p text:style-name="P11"><text:s text:c="4"/><text:span text:style-name="T2">&lt;meta</text:span> <text:span text:style-name="T2">name=</text:span><text:span text:style-name="T4">"viewport"</text:span> <text:span text:style-name="T2">content=</text:span><text:span text:style-name="T4">"width=device-width, initial-scale=1.0"</text:span><text:span text:style-name="T2">&gt;</text:span></text:p>
      <text:p text:style-name="P11"><text:s text:c="4"/><text:span text:style-name="T2">&lt;title&gt;Document&lt;/title&gt;</text:span></text:p>
      <text:p text:style-name="P11"><text:s text:c="4"/><text:span text:style-name="T2">&lt;script</text:span> <text:span text:style-name="T2">src=</text:span><text:span text:style-name="T4">"https://cdn.jsdelivr.net/npm/vue@2.6.14/dist/vue.js"</text:span><text:span text:style-name="T2">&gt;&lt;/script&gt;</text:span></text:p>
      <text:p text:style-name="P11"><text:s text:c="4"/><text:span text:style-name="T2">&lt;script</text:span> <text:span text:style-name="T2">src=</text:span><text:span text:style-name="T4">"https://cdn.jsdelivr.net/npm/axios/dist/axios.min.js"</text:span><text:span text:style-name="T2">&gt;&lt;/script&gt;</text:span></text:p>
      <text:p text:style-name="P11"><text:s text:c="4"/><text:span text:style-name="T2">&lt;script</text:span> <text:span text:style-name="T2">src=</text:span><text:span text:style-name="T4">"https://unpkg.com/vue-router/dist/vue-router.js"</text:span><text:span text:style-name="T2">&gt;&lt;/script&gt;</text:span></text:p>
      <text:p text:style-name="P12">&lt;/head&gt;</text:p>
      <text:p text:style-name="P12">&lt;body&gt;</text:p>
      <text:p text:style-name="P11"><text:s text:c="4"/><text:span text:style-name="T2">&lt;div</text:span> <text:span text:style-name="T2">id=</text:span><text:span text:style-name="T4">"app"</text:span><text:span text:style-name="T2">&gt;</text:span></text:p>
      <text:p text:style-name="P11"><text:s text:c="8"/><text:span text:style-name="T2">&lt;button</text:span> <text:span text:style-name="T2">v-on:click=</text:span><text:span text:style-name="T4">"fetchProducts()"</text:span><text:span text:style-name="T2">&gt;Fetch</text:span> <text:span text:style-name="T2">Products</text:span> <text:span text:style-name="T2">!&lt;/button&gt;</text:span></text:p>
      <text:p text:style-name="P11"><text:s text:c="8"/><text:span text:style-name="T2">&lt;ul&gt;</text:span></text:p>
      <text:p text:style-name="P11"><text:s text:c="12"/><text:span text:style-name="T2">&lt;li</text:span> <text:span text:style-name="T2">v-</text:span><text:span text:style-name="T6">for</text:span><text:span text:style-name="T2">=</text:span><text:span text:style-name="T4">"product in products"</text:span><text:span text:style-name="T2">&gt;{{</text:span> <text:span text:style-name="T2">product.title</text:span> <text:span text:style-name="T2">}}</text:span> <text:span text:style-name="T2">|</text:span> <text:span text:style-name="T2">{{</text:span> <text:span text:style-name="T2">product.price</text:span> <text:span text:style-name="T2">}}€&lt;/li&gt;</text:span></text:p>
      <text:p text:style-name="P11"><text:s text:c="8"/><text:span text:style-name="T2">&lt;/ul&gt;</text:span></text:p>
      <text:p text:style-name="P11"><text:s text:c="4"/><text:span text:style-name="T2">&lt;/div&gt;</text:span></text:p>
      <text:p text:style-name="P11"><text:s text:c="4"/></text:p>
      <text:p text:style-name="P12">&lt;/body&gt;</text:p>
      <text:p text:style-name="P11"/>
      <text:p text:style-name="P12">&lt;script&gt;</text:p>
      <text:p text:style-name="P11"><text:s text:c="4"/><text:span text:style-name="T6">var</text:span> <text:span text:style-name="T2">app</text:span> <text:span text:style-name="T2">=</text:span> <text:span text:style-name="T6">new</text:span> <text:span text:style-name="T2">Vue({</text:span></text:p>
      <text:p text:style-name="P11"><text:s text:c="8"/><text:span text:style-name="T2">el:</text:span> <text:span text:style-name="T4">"#app"</text:span><text:span text:style-name="T2">,</text:span></text:p>
      <text:p text:style-name="P11"><text:s text:c="8"/><text:span text:style-name="T2">data:</text:span> <text:span text:style-name="T2">{</text:span></text:p>
      <text:p text:style-name="P11"><text:s text:c="12"/><text:span text:style-name="T2">products:</text:span> <text:span text:style-name="T2">[]</text:span></text:p>
      <text:p text:style-name="P11"><text:s text:c="8"/><text:span text:style-name="T2">},</text:span></text:p>
      <text:p text:style-name="P11"><text:s text:c="8"/><text:span text:style-name="T2">methods:</text:span> <text:span text:style-name="T2">{</text:span></text:p>
      <text:p text:style-name="P11"><text:s text:c="12"/><text:span text:style-name="T2">fetchProducts()</text:span> <text:span text:style-name="T2">{</text:span></text:p>
      <text:p text:style-name="P11"><text:s text:c="16"/><text:span text:style-name="T2">axios.get(</text:span><text:span text:style-name="T4">'http://127.0.0.1:3000/products'</text:span><text:span text:style-name="T2">)</text:span></text:p>
      <text:p text:style-name="P11"><text:s text:c="16"/><text:span text:style-name="T2">.then(response</text:span> <text:span text:style-name="T2">=&gt;</text:span> <text:span text:style-name="T6">this</text:span><text:span text:style-name="T2">.products</text:span> <text:span text:style-name="T2">=</text:span> <text:span text:style-name="T2">response.data)</text:span></text:p>
      <text:p text:style-name="P11"><text:s text:c="16"/><text:span text:style-name="T2">.</text:span><text:span text:style-name="T6">catch</text:span><text:span text:style-name="T2">(error</text:span> <text:span text:style-name="T2">=&gt;</text:span> <text:span text:style-name="T2">console.log(error))</text:span></text:p>
      <text:p text:style-name="P11"><text:s text:c="12"/><text:span text:style-name="T2">}</text:span></text:p>
      <text:p text:style-name="P11"><text:s text:c="8"/><text:span text:style-name="T2">}</text:span></text:p>
      <text:p text:style-name="P11"><text:s text:c="4"/><text:span text:style-name="T2">})</text:span></text:p>
      <text:p text:style-name="P12">&lt;/script&gt;</text:p>
      <text:p text:style-name="P9">&lt;/html&gt;</text:p>
      <text:p text:style-name="P7">Cette API ne fonctionne que si on ajoute le header suivant à la réponse dans le backend :</text:p>
      <text:p text:style-name="P7"/>
      <text:p text:style-name="P6">@Header('Access-Control-Origin', '*')</text:p>
      <text:p text:style-name="P7"/>
      <text:p text:style-name="P7">Sinon, notre API tourne en local sur le port 3000, donc on utilise simplement la méthode <text:span text:style-name="T7">get</text:span> d'axios <text:soft-page-break/>afin d'émettre une requête à l'API. On stock ensuite les données de cette réponse dans une variable de notre instance Vue, pour afficher le <text:span text:style-name="T7">title</text:span> et le <text:span text:style-name="T7">price</text:span> du produit sur notre page.</text:p>
      <text:p text:style-name="P7"/>
      <text:p text:style-name="P7"/>
      <text:list xml:id="list8766434466430628909" text:style-name="L5">
        <text:list-item>
          <text:p text:style-name="P23">Organiser le frontend : Vue CLI, VueX, View Router</text:p>
        </text:list-item>
      </text:list>
      <text:p text:style-name="P7"/>
      <text:p text:style-name="P7"/>
      <text:p text:style-name="P7">&gt;&gt;&gt;&gt;<text:tab/><text:span text:style-name="T7">PREMIERS PAS, COMPOSANTS</text:span></text:p>
      <text:p text:style-name="P7"/>
      <text:p text:style-name="P7">On commence par installer (en global) Vue CLI :</text:p>
      <text:p text:style-name="P7"/>
      <text:p text:style-name="P6">npm install -g @vue/cli</text:p>
      <text:p text:style-name="P7"/>
      <text:p text:style-name="P7">Commençons désormais par créer un projet Vue avec Vue CLI :</text:p>
      <text:p text:style-name="P7"/>
      <text:p text:style-name="P6">vue create super-compteur</text:p>
      <text:p text:style-name="P7"/>
      <text:p text:style-name="P7">S'agissant des options proposées par l'installateur, on va garder Babel, et sélectionner Vuex et Vue router. On permet également au router d'accéder à l'historique de navigation sur le browser.</text:p>
      <text:p text:style-name="P7"/>
      <text:p text:style-name="P7">L'architecture du projet est ensuite donc générée automatiquement. On retrouve plusieurs dossiers / fichiers :</text:p>
      <text:p text:style-name="P7"/>
      <text:p text:style-name="P7">&gt; <text:span text:style-name="T1">node_modules</text:span> : comme d'habitude, contient toutes nos dependencies.</text:p>
      <text:p text:style-name="P7"/>
      <text:p text:style-name="P7">&gt; <text:span text:style-name="T1">public</text:span> : contient le favicon et le fichier index.html, qui sera le fichier chargé lorsqu'on tentera d'accéder à notre application. Cette page est pour l'instant vide, mais affiche un message d'erreur si le client n'utilise pas le Javascript.</text:p>
      <text:p text:style-name="P7"/>
      <text:p text:style-name="P7">&gt; <text:span text:style-name="T1">src</text:span> :</text:p>
      <text:p text:style-name="P7"><text:tab/>&gt; <text:span text:style-name="T1">views</text:span> : contient les vues, qui seront affichés par la page index.html.</text:p>
      <text:p text:style-name="P7"><text:tab/>&gt; <text:span text:style-name="T1">components</text:span> : contient les composants qu'on peut réutiliser sur plusieurs pages.</text:p>
      <text:p text:style-name="P7"><text:tab/>&gt; <text:span text:style-name="T1">App.vue</text:span> : il s'agit du composant principal de l'application, qui intègre tous les autres et est <text:tab/><text:tab/> <text:s text:c="7"/>chargé par le fichier index.html.</text:p>
      <text:p text:style-name="P7"/>
      <text:p text:style-name="P7"><text:span text:style-name="T7">Structure des composants</text:span> – un composant est constitué de 3 blocs, au sein de 3 balises :</text:p>
      <text:list xml:id="list100357625930235297" text:style-name="L6">
        <text:list-item>
          <text:p text:style-name="P25">&lt;template&gt;&lt;/template&gt;</text:p>
        </text:list-item>
        <text:list-item>
          <text:p text:style-name="P25">&lt;script&gt;&lt;/script&gt;</text:p>
        </text:list-item>
        <text:list-item>
          <text:p text:style-name="P25">&lt;style scoped&gt;&lt;/style&gt;<text:tab/>(scoped : le CSS est limité à ce composant, le h3 est celui du composant actuel et c'est tout).</text:p>
        </text:list-item>
      </text:list>
      <text:p text:style-name="P7"/>
      <text:p text:style-name="P7">Le template du composant s'occupe de la partie affichage, script de la logique de programmation (pour adapter / configurer l'affichage), et style du CSS du composant.</text:p>
      <text:p text:style-name="P7"/>
      <text:p text:style-name="P7">Avant de rentrer plus dans le détail, faisons tourner cette application par défaut, avec un simple <text:span text:style-name="T8">npm run serve</text:span>. </text:p>
      <text:p text:style-name="P7"/>
      <text:p text:style-name="P7">On voit une page qui ressemble alors à ça :</text:p>
      <text:p text:style-name="P7"/>
      <text:p text:style-name="P7"><draw:frame draw:style-name="fr4" draw:name="images7" text:anchor-type="paragraph" svg:width="14.351cm" svg:height="16.358cm" draw:z-index="6"><draw:image xlink:href="Pictures/200000070000404A000049484F1C4C1A.svm" xlink:type="simple" xlink:show="embed" xlink:actuate="onLoad"/></draw:frame><text:soft-page-break/></text:p>
      <text:p text:style-name="P7">Lorsqu'on clique sur "About", c'est le composant "About" qui s'affiche ; lorsqu'on clique sur "Home", c'est le composant "Home" qui s'affiche : tout est composant.</text:p>
      <text:p text:style-name="P7"/>
      <text:p text:style-name="P7"/>
      <text:p text:style-name="P7">Pour ajouter un composant réutilisable dans toutes nos <text:span text:style-name="T1">views</text:span>, créons le fichier <text:span text:style-name="T1">/src/components/Compteur.vue</text:span> :</text:p>
      <text:p text:style-name="P7"/>
      <text:p text:style-name="P7">&gt;&gt; <text:span text:style-name="T1">src/components/Compteur.vue</text:span></text:p>
      <text:p text:style-name="P7"/>
      <text:p text:style-name="P13">&lt;template&gt;</text:p>
      <text:p text:style-name="P11"><text:s text:c="4"/><text:span text:style-name="T2">&lt;div&gt;</text:span></text:p>
      <text:p text:style-name="P11"><text:s text:c="8"/><text:span text:style-name="T2">&lt;h1&gt;Mon</text:span> <text:span text:style-name="T6">super</text:span> <text:span text:style-name="T2">compteur&lt;/h1&gt;</text:span></text:p>
      <text:p text:style-name="P11"><text:s text:c="8"/><text:span text:style-name="T2">&lt;p</text:span> <text:span text:style-name="T2">v-on:click=</text:span><text:span text:style-name="T4">"increment()"</text:span><text:span text:style-name="T2">&gt;Vous</text:span> <text:span text:style-name="T2">avez</text:span> <text:span text:style-name="T2">cliqué</text:span> <text:span text:style-name="T2">{{</text:span> <text:span text:style-name="T2">total</text:span> <text:span text:style-name="T2">}}</text:span> <text:span text:style-name="T2">fois.&lt;/p&gt;</text:span></text:p>
      <text:p text:style-name="P11"><text:s text:c="4"/><text:span text:style-name="T2">&lt;/div&gt;</text:span></text:p>
      <text:p text:style-name="P12">&lt;/template&gt;</text:p>
      <text:p text:style-name="P11"/>
      <text:p text:style-name="P11"/>
      <text:p text:style-name="P12">&lt;script&gt;</text:p>
      <text:p text:style-name="P11"><text:soft-page-break/><text:span text:style-name="T6">export</text:span> <text:span text:style-name="T6">default</text:span> <text:span text:style-name="T2">{</text:span></text:p>
      <text:p text:style-name="P11"><text:s text:c="4"/><text:span text:style-name="T2">name:</text:span> <text:span text:style-name="T4">'Compteur'</text:span><text:span text:style-name="T2">,</text:span></text:p>
      <text:p text:style-name="P11"><text:s text:c="4"/><text:span text:style-name="T2">data()</text:span> <text:span text:style-name="T2">{</text:span></text:p>
      <text:p text:style-name="P11"><text:s text:c="8"/><text:span text:style-name="T6">return</text:span> <text:span text:style-name="T2">{</text:span></text:p>
      <text:p text:style-name="P11"><text:s text:c="12"/><text:span text:style-name="T2">total:</text:span> <text:span text:style-name="T13">0</text:span></text:p>
      <text:p text:style-name="P11"><text:s text:c="8"/><text:span text:style-name="T2">}</text:span></text:p>
      <text:p text:style-name="P11"><text:s text:c="4"/><text:span text:style-name="T2">},</text:span></text:p>
      <text:p text:style-name="P11"><text:s text:c="4"/><text:span text:style-name="T2">methods:</text:span> <text:span text:style-name="T2">{</text:span></text:p>
      <text:p text:style-name="P11"><text:s text:c="8"/><text:span text:style-name="T2">increment()</text:span> <text:span text:style-name="T2">{</text:span></text:p>
      <text:p text:style-name="P11"><text:s text:c="12"/><text:span text:style-name="T6">this</text:span><text:span text:style-name="T2">.total</text:span> <text:span text:style-name="T2">+=</text:span> <text:span text:style-name="T13">1</text:span><text:span text:style-name="T2">;</text:span></text:p>
      <text:p text:style-name="P11"><text:s text:c="8"/><text:span text:style-name="T2">}</text:span></text:p>
      <text:p text:style-name="P11"><text:s text:c="4"/><text:span text:style-name="T2">}</text:span></text:p>
      <text:p text:style-name="P12">}</text:p>
      <text:p text:style-name="P9">&lt;/script&gt;</text:p>
      <text:p text:style-name="P7">On voit ici un affichage assez simple, et la définition d'un composant également assez simple. On manipule les propriétés et les fonctions du composant comme on le ferait d'un objet Vue. La partie <text:span text:style-name="T7">data</text:span>, lorsqu'on travaille avec des composants, doit être une fonction qui retourne les propriétés du composant (on ne peut les déclarer simplement dans un objet) :</text:p>
      <text:p text:style-name="P7"><text:a xlink:type="simple" xlink:href="https://fr.vuejs.org/v2/guide/components.html#data-doit-etre-une-fonction" text:style-name="Internet_20_link" text:visited-style-name="Visited_20_Internet_20_Link">https://fr.vuejs.org/v2/guide/components.html#data-doit-etre-une-fonction</text:a></text:p>
      <text:p text:style-name="P7"/>
      <text:p text:style-name="P7">"<text:span text:style-name="T10">The reason why Vue forces the data property to be a function is that each instance of a component should have its own data object. If we don’t do that, all instances will be sharing the same object and every time we change something, it will be reflected in all instances.</text:span>"</text:p>
      <text:p text:style-name="P7"/>
      <text:p text:style-name="P7">Par exemple, si on a une instance de Compteur sur la view Home, et une autre sur la view About, sans une définition de <text:span text:style-name="T10">data</text:span> comme fonction, ces deux instances partageraient la variable <text:span text:style-name="T7">total</text:span>.</text:p>
      <text:p text:style-name="P7"/>
      <text:p text:style-name="P7">Pour intégrer ce composant, par exemple dans la <text:span text:style-name="T10">view</text:span> Home :</text:p>
      <text:p text:style-name="P7"/>
      <text:p text:style-name="P7">&gt;&gt; <text:span text:style-name="T1">src/views/Home.vue</text:span></text:p>
      <text:p text:style-name="P7"/>
      <text:p text:style-name="P13">&lt;template&gt;</text:p>
      <text:p text:style-name="P11"><text:s text:c="2"/><text:span text:style-name="T2">&lt;div</text:span> <text:span text:style-name="T6">class</text:span><text:span text:style-name="T2">=</text:span><text:span text:style-name="T4">"home"</text:span><text:span text:style-name="T2">&gt;</text:span></text:p>
      <text:p text:style-name="P11"><text:s text:c="4"/><text:span text:style-name="T2">&lt;img</text:span> <text:span text:style-name="T2">alt=</text:span><text:span text:style-name="T4">"Vue logo"</text:span> <text:span text:style-name="T2">src=</text:span><text:span text:style-name="T4">"../assets/logo.png"</text:span><text:span text:style-name="T2">&gt;</text:span></text:p>
      <text:p text:style-name="P11"><text:s text:c="4"/><text:span text:style-name="T2">&lt;Compteur/&gt;</text:span></text:p>
      <text:p text:style-name="P11"><text:s text:c="4"/><text:span text:style-name="T2">&lt;HelloWorld</text:span> <text:span text:style-name="T2">msg=</text:span><text:span text:style-name="T4">"Welcome to Your Vue.js App"</text:span><text:span text:style-name="T2">/&gt;</text:span></text:p>
      <text:p text:style-name="P11"><text:s text:c="2"/><text:span text:style-name="T2">&lt;/div&gt;</text:span></text:p>
      <text:p text:style-name="P12">&lt;/template&gt;</text:p>
      <text:p text:style-name="P11"/>
      <text:p text:style-name="P12">&lt;script&gt;</text:p>
      <text:p text:style-name="P17">// @ is an alias to /src</text:p>
      <text:p text:style-name="P11"><text:span text:style-name="T6">import</text:span> <text:span text:style-name="T2">HelloWorld</text:span> <text:span text:style-name="T2">from</text:span> <text:span text:style-name="T4">'@/components/HelloWorld.vue'</text:span></text:p>
      <text:p text:style-name="P11"><text:span text:style-name="T6">import</text:span> <text:span text:style-name="T2">Compteur</text:span> <text:span text:style-name="T2">from</text:span> <text:span text:style-name="T4">'@/components/Compteur.vue'</text:span></text:p>
      <text:p text:style-name="P11"/>
      <text:p text:style-name="P11"><text:span text:style-name="T6">export</text:span> <text:span text:style-name="T6">default</text:span> <text:span text:style-name="T2">{</text:span></text:p>
      <text:p text:style-name="P11"><text:s text:c="2"/><text:span text:style-name="T2">name:</text:span> <text:span text:style-name="T4">'Home'</text:span><text:span text:style-name="T2">,</text:span></text:p>
      <text:p text:style-name="P11"><text:s text:c="2"/><text:span text:style-name="T2">components:</text:span> <text:span text:style-name="T2">{</text:span></text:p>
      <text:p text:style-name="P11"><text:s text:c="4"/><text:span text:style-name="T2">HelloWorld,</text:span></text:p>
      <text:p text:style-name="P11"><text:s text:c="4"/><text:span text:style-name="T2">Compteur</text:span></text:p>
      <text:p text:style-name="P11"><text:s text:c="2"/><text:span text:style-name="T2">}</text:span></text:p>
      <text:p text:style-name="P12">}</text:p>
      <text:p text:style-name="P9"><text:soft-page-break/>&lt;/script&gt;</text:p>
      <text:p text:style-name="P7">On voit donc ici qu'on importe le composant, qu'on le rajoute à la liste des composants, puis qu'on intègre la balise représentant le composant dans le &lt;template&gt; de la <text:span text:style-name="T10">view</text:span>.</text:p>
      <text:p text:style-name="P7"/>
      <text:p text:style-name="P7">Petit détour, mais pour build notre application (pour la production), <text:span text:style-name="T8">npm run build</text:span> construit un dossier <text:span text:style-name="T7">dist</text:span> avec tous les fichiers permettant de faire tourner notre application, mais avec le javascript minifié etc...</text:p>
      <text:p text:style-name="P7"/>
      <text:p text:style-name="P7"/>
      <text:p text:style-name="P7">&gt;&gt;&gt;&gt; <text:span text:style-name="T7">AJOUTER UNE VIEW, ROUTER</text:span></text:p>
      <text:p text:style-name="P7"/>
      <text:p text:style-name="P7">Un routeur permet d'afficher des pages différentes en fonction de l'URL : ce principe ne change pas avec VueJS, et Vue Router va nous permettre d'afficher différentes <text:span text:style-name="T10">views </text:span>selon l'URL demandée (<text:span text:style-name="T7">toujours sans recharger la page</text:span>).</text:p>
      <text:p text:style-name="P7"/>
      <text:p text:style-name="P7">Le fichier <text:span text:style-name="T1">src/router/index.js</text:span> est le fichier principal du router, qui se chargera de faire le lien entre les URLs demandées, et les composants à être chargés par l'application.</text:p>
      <text:p text:style-name="P7"/>
      <text:p text:style-name="P7">Par défaut, ce fichier ressemble à ça :</text:p>
      <text:p text:style-name="P7"/>
      <text:p text:style-name="P7">&gt;&gt; <text:s/><text:span text:style-name="T1">src/router/index.js</text:span></text:p>
      <text:p text:style-name="P7"/>
      <text:p text:style-name="P16"><text:span text:style-name="T6">import</text:span> <text:span text:style-name="T2">{</text:span> <text:span text:style-name="T2">createRouter,</text:span> <text:span text:style-name="T2">createWebHistory</text:span> <text:span text:style-name="T2">}</text:span> <text:span text:style-name="T2">from</text:span> <text:span text:style-name="T4">'vue-router'</text:span></text:p>
      <text:p text:style-name="P11"><text:span text:style-name="T6">import</text:span> <text:span text:style-name="T2">Home</text:span> <text:span text:style-name="T2">from</text:span> <text:span text:style-name="T4">'../views/Home.vue'</text:span></text:p>
      <text:p text:style-name="P11"/>
      <text:p text:style-name="P11"><text:span text:style-name="T6">const</text:span> <text:span text:style-name="T2">routes</text:span> <text:span text:style-name="T2">=</text:span> <text:span text:style-name="T2">[</text:span></text:p>
      <text:p text:style-name="P11"><text:s text:c="2"/><text:span text:style-name="T2">{</text:span></text:p>
      <text:p text:style-name="P11"><text:s text:c="4"/><text:span text:style-name="T2">path:</text:span> <text:span text:style-name="T4">'/'</text:span><text:span text:style-name="T2">,</text:span></text:p>
      <text:p text:style-name="P11"><text:s text:c="4"/><text:span text:style-name="T2">name:</text:span> <text:span text:style-name="T4">'Home'</text:span><text:span text:style-name="T2">,</text:span></text:p>
      <text:p text:style-name="P11"><text:s text:c="4"/><text:span text:style-name="T2">component:</text:span> <text:span text:style-name="T2">Home</text:span></text:p>
      <text:p text:style-name="P11"><text:s text:c="2"/><text:span text:style-name="T2">},</text:span></text:p>
      <text:p text:style-name="P11"><text:s text:c="2"/><text:span text:style-name="T2">{</text:span></text:p>
      <text:p text:style-name="P11"><text:s text:c="4"/><text:span text:style-name="T2">path:</text:span> <text:span text:style-name="T4">'/about'</text:span><text:span text:style-name="T2">,</text:span></text:p>
      <text:p text:style-name="P11"><text:s text:c="4"/><text:span text:style-name="T2">name:</text:span> <text:span text:style-name="T4">'About'</text:span><text:span text:style-name="T2">,</text:span></text:p>
      <text:p text:style-name="P11"><text:s text:c="4"/><text:span text:style-name="T14">// route level code-splitting</text:span></text:p>
      <text:p text:style-name="P11"><text:s text:c="4"/><text:span text:style-name="T14">// this generates a separate chunk (about.[hash].js) for this route</text:span></text:p>
      <text:p text:style-name="P11"><text:s text:c="4"/><text:span text:style-name="T14">// which is lazy-loaded when the route is visited.</text:span></text:p>
      <text:p text:style-name="P11"><text:s text:c="4"/><text:span text:style-name="T2">component:</text:span> <text:span text:style-name="T2">()</text:span> <text:span text:style-name="T2">=&gt;</text:span> <text:span text:style-name="T6">import</text:span><text:span text:style-name="T2">(</text:span><text:span text:style-name="T4">'../views/About.vue'</text:span><text:span text:style-name="T2">)</text:span></text:p>
      <text:p text:style-name="P11"><text:s text:c="2"/><text:span text:style-name="T2">}</text:span></text:p>
      <text:p text:style-name="P12">]</text:p>
      <text:p text:style-name="P11"/>
      <text:p text:style-name="P11"><text:span text:style-name="T6">const</text:span> <text:span text:style-name="T2">router</text:span> <text:span text:style-name="T2">=</text:span> <text:span text:style-name="T2">createRouter({</text:span></text:p>
      <text:p text:style-name="P11"><text:s text:c="2"/><text:span text:style-name="T2">history:</text:span> <text:span text:style-name="T2">createWebHistory(process.env.BASE_URL),</text:span></text:p>
      <text:p text:style-name="P11"><text:s text:c="2"/><text:span text:style-name="T2">routes</text:span></text:p>
      <text:p text:style-name="P12">})</text:p>
      <text:p text:style-name="P11"/>
      <text:p text:style-name="P10"><text:span text:style-name="T6">export</text:span> <text:span text:style-name="T6">default</text:span> <text:span text:style-name="T2">router</text:span></text:p>
      <text:p text:style-name="P7">On voit ici qu'on définit une liste de routes, qui chargent chacunes des <text:span text:style-name="T10">views</text:span>. Elles chargent les <text:span text:style-name="T10">views</text:span> cependant de deux façons différentes. Celle de la page d'accueil est chargée de manière classique : on importe le composant en haut, dans les imports, on déclare le path de la route, le nom <text:soft-page-break/>de la route, puis le composant utilisé. C'est en général la bonne manière de faire pour la page d'accueil.</text:p>
      <text:p text:style-name="P7"/>
      <text:p text:style-name="P7">Pour "About", l'import du composant est différé, et n'arrive que lorsqu'on tente d'accéder à la route spécifiée. Cela permet des gains de performance. </text:p>
      <text:p text:style-name="P7"/>
      <text:p text:style-name="P7">Une fois que les routes et leurs <text:span text:style-name="T10">views</text:span> sont définis, on crée le routeur à partir de ces routes (et on crée la possibilité d'avoir un historique web). On finit par exporter notre router afin de pouvoir esuite l'utiliser.</text:p>
      <text:p text:style-name="P7"/>
      <text:p text:style-name="P7">Donc, pour créer une nouvelle page sous la forme d'une nouvelle <text:span text:style-name="T10">view</text:span>, on a simplement à créer notre <text:span text:style-name="T10">view</text:span>, et à ajouter une route, de cette façon.</text:p>
      <text:p text:style-name="P7"/>
      <text:p text:style-name="P7">&gt;&gt; <text:span text:style-name="T1">src/views/Custom.view</text:span></text:p>
      <text:p text:style-name="P7"/>
      <text:p text:style-name="P13">&lt;template&gt;</text:p>
      <text:p text:style-name="P11"><text:s text:c="4"/><text:span text:style-name="T2">&lt;div&gt;</text:span></text:p>
      <text:p text:style-name="P11"><text:s text:c="8"/><text:span text:style-name="T2">&lt;h1&gt;This</text:span> <text:span text:style-name="T2">is</text:span> <text:span text:style-name="T2">a</text:span> <text:span text:style-name="T2">customised</text:span> <text:span text:style-name="T2">page</text:span> <text:span text:style-name="T2">:)&lt;/h1&gt;</text:span></text:p>
      <text:p text:style-name="P11"><text:s text:c="8"/><text:span text:style-name="T2">&lt;Compteur/&gt;</text:span></text:p>
      <text:p text:style-name="P11"><text:s text:c="4"/><text:span text:style-name="T2">&lt;/div&gt;</text:span></text:p>
      <text:p text:style-name="P12">&lt;/template&gt;</text:p>
      <text:p text:style-name="P11"/>
      <text:p text:style-name="P11"/>
      <text:p text:style-name="P11"/>
      <text:p text:style-name="P12">&lt;script&gt;</text:p>
      <text:p text:style-name="P11"><text:span text:style-name="T6">import</text:span> <text:span text:style-name="T2">Compteur</text:span> <text:span text:style-name="T2">from</text:span> <text:span text:style-name="T4">'@/components/Compteur.vue'</text:span></text:p>
      <text:p text:style-name="P11"/>
      <text:p text:style-name="P11"><text:span text:style-name="T6">export</text:span> <text:span text:style-name="T6">default</text:span> <text:span text:style-name="T2">{</text:span></text:p>
      <text:p text:style-name="P11"><text:s text:c="4"/><text:span text:style-name="T2">name:</text:span> <text:span text:style-name="T4">'Custom'</text:span><text:span text:style-name="T2">,</text:span></text:p>
      <text:p text:style-name="P11"><text:s text:c="4"/><text:span text:style-name="T2">components:</text:span> <text:span text:style-name="T2">{</text:span></text:p>
      <text:p text:style-name="P11"><text:s text:c="8"/><text:span text:style-name="T2">Compteur</text:span></text:p>
      <text:p text:style-name="P11"><text:s text:c="4"/><text:span text:style-name="T2">}</text:span></text:p>
      <text:p text:style-name="P12">}</text:p>
      <text:p text:style-name="P9">&lt;/script&gt;</text:p>
      <text:p text:style-name="P7">&gt;&gt; <text:span text:style-name="T1">src/router/index.js</text:span></text:p>
      <text:p text:style-name="P7"/>
      <text:p text:style-name="P16"><text:s text:c="2"/><text:span text:style-name="T2">{</text:span></text:p>
      <text:p text:style-name="P11"><text:s text:c="6"/><text:span text:style-name="T2">path:</text:span> <text:span text:style-name="T4">'/custom'</text:span><text:span text:style-name="T2">,</text:span></text:p>
      <text:p text:style-name="P11"><text:s text:c="6"/><text:span text:style-name="T2">name:</text:span> <text:span text:style-name="T4">'Custom'</text:span><text:span text:style-name="T2">,</text:span></text:p>
      <text:p text:style-name="P11"><text:s text:c="6"/><text:span text:style-name="T2">component:</text:span> <text:span text:style-name="T2">()</text:span> <text:span text:style-name="T2">=&gt;</text:span> <text:span text:style-name="T6">import</text:span><text:span text:style-name="T2">(</text:span><text:span text:style-name="T4">'../views/Custom.vue'</text:span><text:span text:style-name="T2">)</text:span></text:p>
      <text:p text:style-name="P10"><text:s text:c="2"/><text:span text:style-name="T2">}</text:span></text:p>
      <text:p text:style-name="P7">&gt;&gt; <text:span text:style-name="T1">src/App.vue</text:span></text:p>
      <text:p text:style-name="P7"/>
      <text:p text:style-name="P16"><text:span text:style-name="T2">&lt;div</text:span> <text:span text:style-name="T2">id=</text:span><text:span text:style-name="T4">"nav"</text:span><text:span text:style-name="T2">&gt;</text:span></text:p>
      <text:p text:style-name="P11"><text:s text:c="4"/><text:span text:style-name="T2">&lt;router-link</text:span> <text:span text:style-name="T2">to=</text:span><text:span text:style-name="T4">"/"</text:span><text:span text:style-name="T2">&gt;Home&lt;/router-link&gt; |</text:span></text:p>
      <text:p text:style-name="P11"><text:s text:c="4"/><text:span text:style-name="T2">&lt;router-link</text:span> <text:span text:style-name="T2">to=</text:span><text:span text:style-name="T4">"/about"</text:span><text:span text:style-name="T2">&gt;About&lt;/router-link&gt; |</text:span></text:p>
      <text:p text:style-name="P11"><text:s text:c="4"/><text:span text:style-name="T2">&lt;router-link</text:span> <text:span text:style-name="T2">to=</text:span><text:span text:style-name="T4">"/custom"</text:span><text:span text:style-name="T2">&gt;Custom&lt;/router-link&gt;</text:span></text:p>
      <text:p text:style-name="P11"><text:s text:c="2"/><text:span text:style-name="T2">&lt;/div&gt;</text:span></text:p>
      <text:p text:style-name="P10"><text:s text:c="2"/><text:span text:style-name="T2">&lt;router-view/&gt;</text:span></text:p>
      <text:p text:style-name="P7"><text:soft-page-break/></text:p>
      <text:p text:style-name="P7">On a donc ajouté une <text:span text:style-name="T10">view</text:span>, sur un modèle très simple et sans CSS. On a ensuite ajouté la route dans le fichier index du router. Enfin, on peut insérer un lien vers cette route avec la balise &lt;router-link&gt;.</text:p>
      <text:p text:style-name="P7">Notons d'ailleurs que la balise <text:span text:style-name="T8">&lt;router-view/&gt;</text:span> est nécessaire pour que le router s'occupe de la gestion des routes sur notre application.</text:p>
      <text:p text:style-name="P7"/>
      <text:p text:style-name="P7"/>
      <text:p text:style-name="P7">&gt;&gt;&gt;&gt; <text:span text:style-name="T7">VueX</text:span></text:p>
      <text:p text:style-name="P7"/>
      <text:p text:style-name="P7">Dans notre application avec notre Compteur, on a à chaque fois des données qui sont internes à chaque instance de composant. Le Compteur sur la page "About" a sa propre valeur, de même que le Compteur sur la page "Custom". Et à chaque fois, ces données se réinitialisent.</text:p>
      <text:p text:style-name="P7"/>
      <text:p text:style-name="P7">Comment faire pour partager des données entre les composants de ces deux pages ? Comment, plus généralement, partager des données entre <text:span text:style-name="T7">tous les composants</text:span>, même s'ils se situent bien plus bas dans la hiérarchie des composants ?</text:p>
      <text:p text:style-name="P7"/>
      <text:p text:style-name="P7">Ici, puisqu'on est sur un cas simple, on pourrait faire remonter cette information au niveau du composant <text:span text:style-name="T7">app</text:span>, via des propriétés et des signaux. Mais ViewX nous permet de sortir certaines données des composants, de les stocker dans un espace à part (le <text:span text:style-name="T7">store</text:span>), et de les partager entre tous les composants.</text:p>
      <text:p text:style-name="P7"/>
      <text:p text:style-name="P7">Pour travailler avec VueX, on va se situer dans le dossier <text:span text:style-name="T7">store</text:span>. Dans ce dossier, par défaut Vue CLI nous a créé le fichier index.js, qui crée un store sous cette forme (on a rajouté <text:span text:style-name="T7">getters</text:span>) :</text:p>
      <text:p text:style-name="P7"/>
      <text:p text:style-name="P16"><text:span text:style-name="T6">export</text:span> <text:span text:style-name="T6">default</text:span> <text:span text:style-name="T2">createStore({</text:span></text:p>
      <text:p text:style-name="P11"><text:s text:c="2"/><text:span text:style-name="T2">state:</text:span> <text:span text:style-name="T2">{</text:span></text:p>
      <text:p text:style-name="P11"><text:s text:c="2"/><text:span text:style-name="T2">},</text:span></text:p>
      <text:p text:style-name="P12"><text:s text:c="2"/>getters: {</text:p>
      <text:p text:style-name="P12"><text:s text:c="2"/>},</text:p>
      <text:p text:style-name="P11"><text:s text:c="2"/><text:span text:style-name="T2">mutations:</text:span> <text:span text:style-name="T2">{</text:span></text:p>
      <text:p text:style-name="P11"><text:s text:c="2"/><text:span text:style-name="T2">},</text:span></text:p>
      <text:p text:style-name="P11"><text:s text:c="2"/><text:span text:style-name="T2">actions:</text:span> <text:span text:style-name="T2">{</text:span></text:p>
      <text:p text:style-name="P11"><text:s text:c="2"/><text:span text:style-name="T2">},</text:span></text:p>
      <text:p text:style-name="P11"><text:s text:c="2"/><text:span text:style-name="T2">modules:</text:span> <text:span text:style-name="T2">{</text:span></text:p>
      <text:p text:style-name="P11"><text:s text:c="2"/><text:span text:style-name="T2">}</text:span></text:p>
      <text:p text:style-name="P9">})</text:p>
      <text:p text:style-name="P7">Dans cette configuration, l'objet <text:span text:style-name="T7">state</text:span> sera l'objet contenant nos données. Par exemple ici, on veut pour notre compteur y mettre une variable, qu'on va appeler <text:span text:style-name="T7">totalVueX</text:span>.</text:p>
      <text:p text:style-name="P7"/>
      <text:p text:style-name="P7">Mettons ça en pratique avec notre compteur.</text:p>
      <text:p text:style-name="P7"/>
      <text:p text:style-name="P7">&gt;&gt; <text:span text:style-name="T1">src/store/index.js</text:span></text:p>
      <text:p text:style-name="P7"/>
      <text:p text:style-name="P16"><text:span text:style-name="T6">export</text:span> <text:span text:style-name="T6">default</text:span> <text:span text:style-name="T2">createStore({</text:span></text:p>
      <text:p text:style-name="P11"><text:s text:c="2"/><text:span text:style-name="T2">state:</text:span> <text:span text:style-name="T2">{</text:span></text:p>
      <text:p text:style-name="P11"><text:s text:c="6"/><text:span text:style-name="T2">totalViewX:</text:span> <text:span text:style-name="T13">0</text:span></text:p>
      <text:p text:style-name="P11"><text:s text:c="2"/><text:span text:style-name="T2">},</text:span></text:p>
      <text:p text:style-name="P11"><text:s text:c="2"/><text:span text:style-name="T2">getters:</text:span> <text:span text:style-name="T2">{</text:span></text:p>
      <text:p text:style-name="P11"><text:s text:c="6"/><text:span text:style-name="T2">doubleTotalViewX(state)</text:span> <text:span text:style-name="T2">{</text:span></text:p>
      <text:p text:style-name="P11"><text:s text:c="10"/><text:span text:style-name="T6">return</text:span> <text:span text:style-name="T2">state.totalViewX</text:span> <text:span text:style-name="T2">*</text:span> <text:span text:style-name="T13">2</text:span><text:span text:style-name="T2">;</text:span></text:p>
      <text:p text:style-name="P11"><text:soft-page-break/><text:s text:c="6"/><text:span text:style-name="T2">}</text:span></text:p>
      <text:p text:style-name="P11"><text:s text:c="2"/><text:span text:style-name="T2">},</text:span></text:p>
      <text:p text:style-name="P11"><text:s text:c="2"/><text:span text:style-name="T2">mutations:</text:span> <text:span text:style-name="T2">{</text:span></text:p>
      <text:p text:style-name="P11"><text:s text:c="6"/><text:span text:style-name="T2">setTotalViewX(state,</text:span> <text:span text:style-name="T2">new_val)</text:span> <text:span text:style-name="T2">{</text:span></text:p>
      <text:p text:style-name="P11"><text:s text:c="10"/><text:span text:style-name="T2">state.totalViewX</text:span> <text:span text:style-name="T2">=</text:span> <text:span text:style-name="T2">new_val;</text:span></text:p>
      <text:p text:style-name="P11"><text:s text:c="6"/><text:span text:style-name="T2">}</text:span></text:p>
      <text:p text:style-name="P11"><text:s text:c="2"/><text:span text:style-name="T2">},</text:span></text:p>
      <text:p text:style-name="P11"><text:s text:c="2"/><text:span text:style-name="T2">actions:</text:span> <text:span text:style-name="T2">{</text:span></text:p>
      <text:p text:style-name="P11"><text:s text:c="2"/><text:span text:style-name="T2">},</text:span></text:p>
      <text:p text:style-name="P11"><text:s text:c="2"/><text:span text:style-name="T2">modules:</text:span> <text:span text:style-name="T2">{</text:span></text:p>
      <text:p text:style-name="P11"><text:s text:c="2"/><text:span text:style-name="T2">}</text:span></text:p>
      <text:p text:style-name="P9">})</text:p>
      <text:p text:style-name="P7">&gt;&gt; <text:span text:style-name="T1">src/components/Compteur.vue</text:span></text:p>
      <text:p text:style-name="P7"/>
      <text:p text:style-name="P13">&lt;template&gt;</text:p>
      <text:p text:style-name="P11"><text:s text:c="4"/><text:span text:style-name="T2">&lt;div&gt;</text:span></text:p>
      <text:p text:style-name="P11"><text:s text:c="8"/><text:span text:style-name="T2">&lt;h1&gt;Mon</text:span> <text:span text:style-name="T6">super</text:span> <text:span text:style-name="T2">compteur&lt;/h1&gt;</text:span></text:p>
      <text:p text:style-name="P11"><text:s text:c="8"/><text:span text:style-name="T2">&lt;p</text:span> <text:span text:style-name="T2">v-on:click=</text:span><text:span text:style-name="T4">"increment()"</text:span><text:span text:style-name="T2">&gt;Vous</text:span> <text:span text:style-name="T2">avez</text:span> <text:span text:style-name="T2">cliqué</text:span> <text:span text:style-name="T2">{{</text:span> <text:span text:style-name="T2">total</text:span> <text:span text:style-name="T2">}}</text:span> <text:span text:style-name="T2">fois.&lt;/p&gt;</text:span></text:p>
      <text:p text:style-name="P11"><text:s text:c="8"/><text:span text:style-name="T2">&lt;hr/&gt;</text:span></text:p>
      <text:p text:style-name="P11"><text:s text:c="8"/><text:span text:style-name="T2">&lt;p&gt;Total</text:span> <text:span text:style-name="T2">is</text:span> <text:span text:style-name="T2">{{</text:span> <text:span text:style-name="T2">fetchTotalViewX</text:span> <text:span text:style-name="T2">}}&lt;/p&gt;</text:span></text:p>
      <text:p text:style-name="P11"><text:s text:c="8"/><text:span text:style-name="T2">&lt;p&gt;</text:span> <text:span text:style-name="T2">Double</text:span> <text:span text:style-name="T2">of</text:span> <text:span text:style-name="T2">total</text:span> <text:span text:style-name="T2">is</text:span> <text:span text:style-name="T2">{{</text:span> <text:span text:style-name="T2">doubleTotalViewX</text:span> <text:span text:style-name="T2">}}&lt;/p&gt;</text:span></text:p>
      <text:p text:style-name="P11"><text:s text:c="4"/><text:span text:style-name="T2">&lt;/div&gt;</text:span></text:p>
      <text:p text:style-name="P12">&lt;/template&gt;</text:p>
      <text:p text:style-name="P11"/>
      <text:p text:style-name="P11"/>
      <text:p text:style-name="P12">&lt;script&gt;</text:p>
      <text:p text:style-name="P11"><text:span text:style-name="T6">export</text:span> <text:span text:style-name="T6">default</text:span> <text:span text:style-name="T2">{</text:span></text:p>
      <text:p text:style-name="P11"><text:s text:c="4"/><text:span text:style-name="T2">name:</text:span> <text:span text:style-name="T4">'Compteur'</text:span><text:span text:style-name="T2">,</text:span></text:p>
      <text:p text:style-name="P11"><text:s text:c="4"/><text:span text:style-name="T2">data()</text:span> <text:span text:style-name="T2">{</text:span></text:p>
      <text:p text:style-name="P11"><text:s text:c="8"/><text:span text:style-name="T6">return</text:span> <text:span text:style-name="T2">{</text:span></text:p>
      <text:p text:style-name="P11"><text:s text:c="12"/><text:span text:style-name="T2">total:</text:span> <text:span text:style-name="T13">0</text:span></text:p>
      <text:p text:style-name="P11"><text:s text:c="8"/><text:span text:style-name="T2">}</text:span></text:p>
      <text:p text:style-name="P11"><text:s text:c="4"/><text:span text:style-name="T2">},</text:span></text:p>
      <text:p text:style-name="P11"><text:s text:c="4"/><text:span text:style-name="T2">computed:</text:span> <text:span text:style-name="T2">{</text:span></text:p>
      <text:p text:style-name="P11"><text:s text:c="8"/><text:span text:style-name="T2">fetchTotalViewX()</text:span> <text:span text:style-name="T2">{</text:span></text:p>
      <text:p text:style-name="P11"><text:s text:c="12"/><text:span text:style-name="T6">return</text:span> <text:span text:style-name="T6">this</text:span><text:span text:style-name="T2">.$store.state.totalViewX;</text:span></text:p>
      <text:p text:style-name="P11"><text:s text:c="8"/><text:span text:style-name="T2">},</text:span></text:p>
      <text:p text:style-name="P11"><text:s text:c="8"/><text:span text:style-name="T2">doubleTotalViewX()</text:span> <text:span text:style-name="T2">{</text:span></text:p>
      <text:p text:style-name="P11"><text:s text:c="12"/><text:span text:style-name="T6">return</text:span> <text:span text:style-name="T6">this</text:span><text:span text:style-name="T2">.$store.getters.doubleTotalViewX;</text:span></text:p>
      <text:p text:style-name="P11"><text:s text:c="8"/><text:span text:style-name="T2">}</text:span></text:p>
      <text:p text:style-name="P11"><text:s text:c="4"/><text:span text:style-name="T2">},</text:span></text:p>
      <text:p text:style-name="P11"><text:s text:c="4"/><text:span text:style-name="T2">methods:</text:span> <text:span text:style-name="T2">{</text:span></text:p>
      <text:p text:style-name="P11"><text:s text:c="8"/><text:span text:style-name="T2">increment()</text:span> <text:span text:style-name="T2">{</text:span></text:p>
      <text:p text:style-name="P11"><text:s text:c="12"/><text:span text:style-name="T6">this</text:span><text:span text:style-name="T2">.total</text:span> <text:span text:style-name="T2">+=</text:span> <text:span text:style-name="T13">1</text:span><text:span text:style-name="T2">;</text:span></text:p>
      <text:p text:style-name="P11"><text:s text:c="12"/><text:span text:style-name="T6">this</text:span><text:span text:style-name="T2">.$store.commit(</text:span><text:span text:style-name="T4">'setTotalViewX'</text:span><text:span text:style-name="T2">,</text:span> <text:span text:style-name="T6">this</text:span><text:span text:style-name="T2">.$store.state.totalViewX</text:span> <text:span text:style-name="T2">+=</text:span> <text:span text:style-name="T13">1</text:span><text:span text:style-name="T2">)</text:span></text:p>
      <text:p text:style-name="P11"><text:s text:c="8"/><text:span text:style-name="T2">}</text:span></text:p>
      <text:p text:style-name="P11"><text:s text:c="4"/><text:span text:style-name="T2">},</text:span></text:p>
      <text:p text:style-name="P12">}</text:p>
      <text:p text:style-name="P9">&lt;/script&gt;</text:p>
      <text:p text:style-name="P7"><text:soft-page-break/>Plusieurs choses ici :</text:p>
      <text:p text:style-name="P7">&gt; <text:span text:style-name="T1">state</text:span> est utilisé dans le store afin de stocker des variables et des données.</text:p>
      <text:p text:style-name="P7">&gt; <text:span text:style-name="T1">getters</text:span> est utilisé pour renvoyer des résultats de traitement sur les données stockées.</text:p>
      <text:p text:style-name="P7">&gt; <text:span text:style-name="T1">mutations</text:span> est utilisé afin de transformer les données stockées.</text:p>
      <text:p text:style-name="P7"/>
      <text:p text:style-name="P7">Ensuite, pour accéder au données stockées dans le store, on a lu dans la documentation la chose suivante :</text:p>
      <text:p text:style-name="P7"/>
      <text:p text:style-name="P7">"<text:span text:style-name="T10">En fournissant l'option </text:span><text:span text:style-name="Source_20_Text">store</text:span><text:span text:style-name="T10"> à l'instance racine, le store sera injecté dans tous les composants enfants de la racine et sera disponible dans ces derniers avec </text:span><text:span text:style-name="Source_20_Text">this.$store</text:span>".</text:p>
      <text:p text:style-name="P7"/>
      <text:p text:style-name="P7">On a bien injecté cette option à l'instance <text:span text:style-name="T7">app</text:span>, tout en haut de la hiérarchie. Tous nos composants peuvent donc accéder aux données stockées via <text:span text:style-name="T8">this.$store.state.&lt;NAME&gt;</text:span> ; c'est d'ailleurs ce qu'on fait dans notre exemple ici.</text:p>
      <text:p text:style-name="P7"/>
      <text:p text:style-name="P7">On récupère les données et les getters de la même manière. Pour les mutations cependant, on utilise la fonction <text:span text:style-name="T7">commit</text:span>, avec en premier argument le nom de la mutation à appliquer, puis ensuite les arguments que prend cette mutation (sauf <text:span text:style-name="T10">stat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
      <text:p text:style-name="P4"/>
      <text:p text:style-name="P4"/>
      <text:p text:style-name="P4"/>
      <text:p text:style-name="P4"/>
      <text:p text:style-name="P4"/>
      <text:p text:style-name="P4"/>
      <text:p text:style-name="P4"/>
      <text:p text:style-name="P4"/>
      <text:p text:style-name="P4"/>
      <text:p text:style-name="P4"/>
      <text:list xml:id="list1993779413146747310" text:style-name="L7">
        <text:list-item>
          <text:p text:style-name="P21"><text:soft-page-break/>VueJS et Oauth (voir fiche mécanisme d'authentification ft_transcendence)</text:p>
        </text:list-item>
      </text:list>
      <text:p text:style-name="P4"/>
      <text:p text:style-name="P4">Qu'est-ce que Oauth ?</text:p>
      <text:p text:style-name="P4"><text:a xlink:type="simple" xlink:href="https://www.varonis.com/blog/what-is-oauth/" text:style-name="Internet_20_link" text:visited-style-name="Visited_20_Internet_20_Link">https://www.varonis.com/blog/what-is-oauth/</text:a></text:p>
      <text:p text:style-name="P4"/>
      <text:p text:style-name="P4"/>
      <text:p text:style-name="P4"/>
      <text:p text:style-name="P4"/>
      <text:p text:style-name="P4"/>
      <text:p text:style-name="P4">Attention, important. Pour permettre la génération d'uuid dans PostgreSQL :</text:p>
      <text:p text:style-name="P4"/>
      <text:p text:style-name="P4">&gt; Dans la CLI de la base de données, CREATE EXTENSION pgcrypto;</text:p>
      <text:p text:style-name="P4">&gt; Dans le fichier de config typeorm.json, ajouter la ligne : "uuidExtension": "pgcrypto"</text:p>
      <text:p text:style-name="P4">&gt; On peut maintenant utiliser le decorator @Generated("uuid")</text:p>
      <text:p text:style-name="P4"/>
      <text:p text:style-name="P4"/>
      <text:p text:style-name="P4">Pour les cookies :</text:p>
      <text:p text:style-name="P4"/>
      <text:p text:style-name="P4">npm install vue-cookies</text:p>
      <text:p text:style-name="P4"/>
      <text:p text:style-name="P4"/>
      <text:p text:style-name="P4"/>
      <text:p text:style-name="P4"><text:a xlink:type="simple" xlink:href="https://blog.sqreen.com/authentication-best-practices-vue/" text:style-name="Internet_20_link" text:visited-style-name="Visited_20_Internet_20_Link">https://blog.sqreen.com/authentication-best-practices-vue/</text:a> --&gt; Great</text:p>
      <text:p text:style-name="P4"/>
      <text:p text:style-name="P4"/>
      <text:p text:style-name="P4">Pour swal :</text:p>
      <text:p text:style-name="P4"/>
      <text:p text:style-name="P4">npm install sweetalert2</text:p>
      <text:p text:style-name="P4"/>
      <text:p text:style-name="P4">import swal from 'sweetalert2'</text:p>
      <text:p text:style-name="P4"/>
      <text:p text:style-name="P4"/>
      <text:p text:style-name="P4"/>
      <text:p text:style-name="P4"/>
      <text:p text:style-name="P4"/>
      <text:p text:style-name="P4"/>
      <text:p text:style-name="P4"><text:a xlink:type="simple" xlink:href="https://gabrieltanner.org/blog/nestjs-file-uploading-using-multer" text:style-name="Internet_20_link" text:visited-style-name="Visited_20_Internet_20_Link">https://gabrieltanner.org/blog/nestjs-file-uploading-using-multer</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3H32M1S</meta:editing-duration>
    <meta:editing-cycles>15</meta:editing-cycles>
    <meta:generator>OpenOffice/4.1.5$Win32 OpenOffice.org_project/415m1$Build-9789</meta:generator>
    <dc:date>2021-07-24T11:44:22.50</dc:date>
    <meta:document-statistic meta:table-count="0" meta:image-count="7" meta:object-count="0" meta:page-count="16" meta:paragraph-count="389" meta:word-count="3152" meta:character-count="21918"/>
    <meta:user-defined meta:name="Info 1"/>
    <meta:user-defined meta:name="Info 2"/>
    <meta:user-defined meta:name="Info 3"/>
    <meta:user-defined meta:name="Info 4"/>
  </office:meta>
</office:document-meta>
</file>